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MethodArgumentResolverTests.resolveArgumentMessage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sMethodArgumentResolverTests.resolveArgumen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sMethodArgumentResolverTests.resolveArgumentMessag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MessageHeaderAccessor.TestMessageHeader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MethodArgumentResolverTests.resolveArgumentAnnotatedNo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MethodArgumentResolverTests.handleMessage( @ Headers Map &lt; String , Object &gt; param1 , @ Headers String param2 , MessageHeaders param3 , MessageHeaderAccessor param4 , TestMessageHeaderAccessor param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s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MessageHeaderAccessor.wrap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MethodArgumentResolverTests.resolveArgumentMessageHeaderAccessor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